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2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</style:style>
    <style:style style:name="ce2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10"/>
        <table:table-column table:style-name="co5" table:number-columns-repeated="2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 calcext:value-type="string">
            <text:p>Biancci's setup 1: </text:p>
          </table:table-cell>
          <table:table-cell table:style-name="ce4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6"/>
          <table:covered-table-cell table:style-name="ce20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x_rate = 1e6;</text:p>
          </table:table-cell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1" table:number-rows-spanned="2">
            <text:p>CW</text:p>
          </table:table-cell>
          <table:table-cell table:style-name="ce4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Aggregate tpt [Mbps]</text:p>
          </table:table-cell>
          <table:covered-table-cell table:style-name="ce5"/>
          <table:covered-table-cell table:style-name="ce21"/>
          <table:table-cell table:number-columns-repeated="1015"/>
        </table:table-row>
        <table:table-row table:style-name="ro1">
          <table:table-cell table:style-name="ce1"/>
          <table:covered-table-cell table:number-columns-repeated="2" table:style-name="ce5"/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8" office:value-type="float" office:value="0.96227" calcext:value-type="float">
            <text:p>0.96227</text:p>
          </table:table-cell>
          <table:table-cell table:style-name="ce11" office:value-type="float" office:value="0.96228" calcext:value-type="float">
            <text:p>0.96228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8" office:value-type="float" office:value="0.70301" calcext:value-type="float">
            <text:p>0.70301</text:p>
          </table:table-cell>
          <table:table-cell table:style-name="ce11" office:value-type="float" office:value="0.70308" calcext:value-type="float">
            <text:p>0.70308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s = (L_rts + L_cts + L_data + L_ack)/tx_rate + DIFS + 3*SIFS;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 office:value-type="float" office:value="0.66667" calcext:value-type="float">
            <text:p>0.66667</text:p>
          </table:table-cell>
          <table:table-cell table:style-name="ce11" office:value-type="float" office:value="0.668321" calcext:value-type="float">
            <text:p>0.668321</text:p>
          </table:table-cell>
          <table:table-cell table:style-name="ce16"/>
          <table:table-cell table:style-name="ce8" office:value-type="float" office:value="0.9465" calcext:value-type="float">
            <text:p>0.9465</text:p>
          </table:table-cell>
          <table:table-cell table:style-name="ce11" office:value-type="float" office:value="0.946056" calcext:value-type="float">
            <text:p>0.946056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2222" calcext:value-type="float">
            <text:p>0.22222</text:p>
          </table:table-cell>
          <table:table-cell table:style-name="ce11" office:value-type="float" office:value="0.221028" calcext:value-type="float">
            <text:p>0.221028</text:p>
          </table:table-cell>
          <table:table-cell table:style-name="ce16"/>
          <table:table-cell table:style-name="ce8" office:value-type="float" office:value="0.9591" calcext:value-type="float">
            <text:p>0.9591</text:p>
          </table:table-cell>
          <table:table-cell table:style-name="ce11" office:value-type="float" office:value="0.958776" calcext:value-type="float">
            <text:p>0.958776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19512" calcext:value-type="float">
            <text:p>0.0019512</text:p>
          </table:table-cell>
          <table:table-cell table:style-name="ce11" office:value-type="float" office:value="0.001976" calcext:value-type="float">
            <text:p>0.001976</text:p>
          </table:table-cell>
          <table:table-cell table:style-name="ce16"/>
          <table:table-cell table:style-name="ce8" office:value-type="float" office:value="0.81257" calcext:value-type="float">
            <text:p>0.81257</text:p>
          </table:table-cell>
          <table:table-cell table:style-name="ce11" office:value-type="float" office:value="0.812208" calcext:value-type="float">
            <text:p>0.812208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.88889" calcext:value-type="float">
            <text:p>0.88889</text:p>
          </table:table-cell>
          <table:table-cell table:style-name="ce12" office:value-type="float" office:value="0.749903" calcext:value-type="float">
            <text:p>0.749903</text:p>
          </table:table-cell>
          <table:table-cell table:style-name="ce17"/>
          <table:table-cell table:style-name="ce9" office:value-type="float" office:value="0.91133" calcext:value-type="float">
            <text:p>0.91133</text:p>
          </table:table-cell>
          <table:table-cell table:style-name="ce12" office:value-type="float" office:value="0.943632" calcext:value-type="float">
            <text:p>0.943632</text:p>
          </table:table-cell>
          <table:table-cell table:style-name="ce23"/>
          <table:table-cell table:style-name="ce27" office:value-type="string" calcext:value-type="string">
            <text:p>Debugging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22145" calcext:value-type="float">
            <text:p>0.22145</text:p>
          </table:table-cell>
          <table:table-cell table:style-name="ce11" office:value-type="float" office:value="0.212364" calcext:value-type="float">
            <text:p>0.212364</text:p>
          </table:table-cell>
          <table:table-cell table:style-name="ce16"/>
          <table:table-cell table:style-name="ce8" office:value-type="float" office:value="0.95864" calcext:value-type="float">
            <text:p>0.95864</text:p>
          </table:table-cell>
          <table:table-cell table:style-name="ce11" office:value-type="float" office:value="0.958152" calcext:value-type="float">
            <text:p>0.958152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38986" calcext:value-type="float">
            <text:p>0.0038986</text:p>
          </table:table-cell>
          <table:table-cell table:style-name="ce11" office:value-type="float" office:value="0.004072" calcext:value-type="float">
            <text:p>0.004072</text:p>
          </table:table-cell>
          <table:table-cell table:style-name="ce16"/>
          <table:table-cell table:style-name="ce8" office:value-type="float" office:value="0.856764" calcext:value-type="float">
            <text:p>0.856764</text:p>
          </table:table-cell>
          <table:table-cell table:style-name="ce11" office:value-type="float" office:value="0.856764" calcext:value-type="float">
            <text:p>0.856764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au=2/(CW+1);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6296" calcext:value-type="float">
            <text:p>0.96296</text:p>
          </table:table-cell>
          <table:table-cell table:style-name="ce13" office:value-type="float" office:value="0.800034" calcext:value-type="float">
            <text:p>0.800034</text:p>
          </table:table-cell>
          <table:table-cell table:style-name="ce16"/>
          <table:table-cell table:style-name="ce8" office:value-type="float" office:value="0.83582" calcext:value-type="float">
            <text:p>0.83582</text:p>
          </table:table-cell>
          <table:table-cell table:style-name="ce13" office:value-type="float" office:value="0.941004" calcext:value-type="float">
            <text:p>0.941004</text:p>
          </table:table-cell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- p = 1-(1-tau)^(N-1);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31305" calcext:value-type="float">
            <text:p>0.31305</text:p>
          </table:table-cell>
          <table:table-cell table:style-name="ce13" office:value-type="float" office:value="0.295687" calcext:value-type="float">
            <text:p>0.295687</text:p>
          </table:table-cell>
          <table:table-cell table:style-name="ce16"/>
          <table:table-cell table:style-name="ce8" office:value-type="float" office:value="0.9578" calcext:value-type="float">
            <text:p>0.9578</text:p>
          </table:table-cell>
          <table:table-cell table:style-name="ce11" office:value-type="float" office:value="0.957228" calcext:value-type="float">
            <text:p>0.957228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58422" calcext:value-type="float">
            <text:p>0.0058422</text:p>
          </table:table-cell>
          <table:table-cell table:style-name="ce11" office:value-type="float" office:value="0.006123" calcext:value-type="float">
            <text:p>0.006123</text:p>
          </table:table-cell>
          <table:table-cell table:style-name="ce16"/>
          <table:table-cell table:style-name="ce8" office:value-type="float" office:value="0.88122" calcext:value-type="float">
            <text:p>0.88122</text:p>
          </table:table-cell>
          <table:table-cell table:style-name="ce11" office:value-type="float" office:value="0.88044" calcext:value-type="float">
            <text:p>0.88044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9954" calcext:value-type="float">
            <text:p>0.99954</text:p>
          </table:table-cell>
          <table:table-cell table:style-name="ce13" office:value-type="float" office:value="0.875191" calcext:value-type="float">
            <text:p>0.875191</text:p>
          </table:table-cell>
          <table:table-cell table:style-name="ce16"/>
          <table:table-cell table:style-name="ce8" office:value-type="float" office:value="0.12201" calcext:value-type="float">
            <text:p>0.12201</text:p>
          </table:table-cell>
          <table:table-cell table:style-name="ce13" office:value-type="float" office:value="0.93558" calcext:value-type="float">
            <text:p>0.93558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58361" calcext:value-type="float">
            <text:p>0.58361</text:p>
          </table:table-cell>
          <table:table-cell table:style-name="ce13" office:value-type="float" office:value="0.506997" calcext:value-type="float">
            <text:p>0.506997</text:p>
          </table:table-cell>
          <table:table-cell table:style-name="ce16"/>
          <table:table-cell table:style-name="ce8" office:value-type="float" office:value="0.95212" calcext:value-type="float">
            <text:p>0.95212</text:p>
          </table:table-cell>
          <table:table-cell table:style-name="ce11" office:value-type="float" office:value="0.953184" calcext:value-type="float">
            <text:p>0.953184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13579" calcext:value-type="float">
            <text:p>0.013579</text:p>
          </table:table-cell>
          <table:table-cell table:style-name="ce11" office:value-type="float" office:value="0.013059" calcext:value-type="float">
            <text:p>0.013059</text:p>
          </table:table-cell>
          <table:table-cell table:style-name="ce16"/>
          <table:table-cell table:style-name="ce8" office:value-type="float" office:value="0.92004" calcext:value-type="float">
            <text:p>0.92004</text:p>
          </table:table-cell>
          <table:table-cell table:style-name="ce11" office:value-type="float" office:value="0.918552" calcext:value-type="float">
            <text:p>0.918552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e=(1-tau)^N;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97694" calcext:value-type="float">
            <text:p>0.97694</text:p>
          </table:table-cell>
          <table:table-cell table:style-name="ce13" office:value-type="float" office:value="0.814804" calcext:value-type="float">
            <text:p>0.814804</text:p>
          </table:table-cell>
          <table:table-cell table:style-name="ce16"/>
          <table:table-cell table:style-name="ce8" office:value-type="float" office:value="0.81227" calcext:value-type="float">
            <text:p>0.81227</text:p>
          </table:table-cell>
          <table:table-cell table:style-name="ce13" office:value-type="float" office:value="0.943584" calcext:value-type="float">
            <text:p>0.943584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s = N*tau*(1-tau)^(N-1);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28872" calcext:value-type="float">
            <text:p>0.028872</text:p>
          </table:table-cell>
          <table:table-cell table:style-name="ce11" office:value-type="float" office:value="0.028948" calcext:value-type="float">
            <text:p>0.028948</text:p>
          </table:table-cell>
          <table:table-cell table:style-name="ce16"/>
          <table:table-cell table:style-name="ce8" office:value-type="float" office:value="0.94067" calcext:value-type="float">
            <text:p>0.94067</text:p>
          </table:table-cell>
          <table:table-cell table:style-name="ce11" office:value-type="float" office:value="0.93722" calcext:value-type="float">
            <text:p>0.93722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c=1-pe-ps;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6"/>
          <table:covered-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1" table:number-rows-spanned="2">
            <text:p>CW</text:p>
          </table:table-cell>
          <table:table-cell table:style-name="ce4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Aggregate tpt [Mbps]</text:p>
          </table:table-cell>
          <table:covered-table-cell table:style-name="ce5"/>
          <table:covered-table-cell table:style-name="ce21"/>
          <table:table-cell table:number-columns-repeated="1015"/>
        </table:table-row>
        <table:table-row table:style-name="ro1">
          <table:table-cell table:style-name="ce3" office:value-type="string" calcext:value-type="string">
            <text:p>Komondor v1: <text:span text:style-name="T1">commit c301e01016b9acc6b677e61e484bbf5587256e04</text:span></text:p>
          </table:table-cell>
          <table:covered-table-cell table:number-columns-repeated="2" table:style-name="ce5"/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Komondor v2: <text:span text:style-name="T1">commit 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11" office:value-type="float" office:value="0" calcext:value-type="float">
            <text:p>0</text:p>
          </table:table-cell>
          <table:table-cell table:style-name="ce8" office:value-type="float" office:value="0.96158" calcext:value-type="float">
            <text:p>0.96158</text:p>
          </table:table-cell>
          <table:table-cell table:style-name="ce14"/>
          <table:table-cell table:style-name="ce24" office:value-type="float" office:value="0.961584" calcext:value-type="float">
            <text:p>0.96158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11" office:value-type="float" office:value="0" calcext:value-type="float">
            <text:p>0</text:p>
          </table:table-cell>
          <table:table-cell table:style-name="ce8" office:value-type="float" office:value="0.70264" calcext:value-type="float">
            <text:p>0.70264</text:p>
          </table:table-cell>
          <table:table-cell table:style-name="ce14"/>
          <table:table-cell table:style-name="ce24" office:value-type="float" office:value="0.702708" calcext:value-type="float">
            <text:p>0.702708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8" office:value-type="float" office:value="0.66667" calcext:value-type="float">
            <text:p>0.66667</text:p>
          </table:table-cell>
          <table:table-cell table:style-name="ce14"/>
          <table:table-cell table:style-name="ce11" office:value-type="float" office:value="0.668403" calcext:value-type="float">
            <text:p>0.668403</text:p>
          </table:table-cell>
          <table:table-cell table:style-name="ce8" office:value-type="float" office:value="0.9369" calcext:value-type="float">
            <text:p>0.9369</text:p>
          </table:table-cell>
          <table:table-cell table:style-name="ce14"/>
          <table:table-cell table:style-name="ce24" office:value-type="float" office:value="0.936708" calcext:value-type="float">
            <text:p>0.93670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2222" calcext:value-type="float">
            <text:p>0.22222</text:p>
          </table:table-cell>
          <table:table-cell table:style-name="ce14"/>
          <table:table-cell table:style-name="ce11" office:value-type="float" office:value="0.223592" calcext:value-type="float">
            <text:p>0.223592</text:p>
          </table:table-cell>
          <table:table-cell table:style-name="ce8" office:value-type="float" office:value="0.95709" calcext:value-type="float">
            <text:p>0.95709</text:p>
          </table:table-cell>
          <table:table-cell table:style-name="ce14"/>
          <table:table-cell table:style-name="ce24" office:value-type="float" office:value="0.95706" calcext:value-type="float">
            <text:p>0.95706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19512" calcext:value-type="float">
            <text:p>0.0019512</text:p>
          </table:table-cell>
          <table:table-cell table:style-name="ce14"/>
          <table:table-cell table:style-name="ce18" office:value-type="float" office:value="0.001799" calcext:value-type="float">
            <text:p>0.001799</text:p>
          </table:table-cell>
          <table:table-cell table:style-name="ce8" office:value-type="float" office:value="0.81207" calcext:value-type="float">
            <text:p>0.81207</text:p>
          </table:table-cell>
          <table:table-cell table:style-name="ce14"/>
          <table:table-cell table:style-name="ce24" office:value-type="float" office:value="0.812304" calcext:value-type="float">
            <text:p>0.81230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.88889" calcext:value-type="float">
            <text:p>0.88889</text:p>
          </table:table-cell>
          <table:table-cell table:style-name="ce15"/>
          <table:table-cell table:style-name="ce19" office:value-type="float" office:value="0.889143" calcext:value-type="float">
            <text:p>0.889143</text:p>
          </table:table-cell>
          <table:table-cell table:style-name="ce9" office:value-type="float" office:value="0.88366" calcext:value-type="float">
            <text:p>0.88366</text:p>
          </table:table-cell>
          <table:table-cell table:style-name="ce15"/>
          <table:table-cell table:style-name="ce25" office:value-type="float" office:value="0.883452" calcext:value-type="float">
            <text:p>0.88345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22145" calcext:value-type="float">
            <text:p>0.22145</text:p>
          </table:table-cell>
          <table:table-cell table:style-name="ce14"/>
          <table:table-cell table:style-name="ce11" office:value-type="float" office:value="0.224497" calcext:value-type="float">
            <text:p>0.224497</text:p>
          </table:table-cell>
          <table:table-cell table:style-name="ce8" office:value-type="float" office:value="0.95666" calcext:value-type="float">
            <text:p>0.95666</text:p>
          </table:table-cell>
          <table:table-cell table:style-name="ce14"/>
          <table:table-cell table:style-name="ce24" office:value-type="float" office:value="0.956604" calcext:value-type="float">
            <text:p>0.956604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38986" calcext:value-type="float">
            <text:p>0.0038986</text:p>
          </table:table-cell>
          <table:table-cell table:style-name="ce14"/>
          <table:table-cell table:style-name="ce18" office:value-type="float" office:value="0.004239" calcext:value-type="float">
            <text:p>0.004239</text:p>
          </table:table-cell>
          <table:table-cell table:style-name="ce8" office:value-type="float" office:value="0.85652" calcext:value-type="float">
            <text:p>0.85652</text:p>
          </table:table-cell>
          <table:table-cell table:style-name="ce14"/>
          <table:table-cell table:style-name="ce24" office:value-type="float" office:value="0.856788" calcext:value-type="float">
            <text:p>0.856788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6296" calcext:value-type="float">
            <text:p>0.96296</text:p>
          </table:table-cell>
          <table:table-cell table:style-name="ce14"/>
          <table:table-cell table:style-name="ce11" office:value-type="float" office:value="0.96307" calcext:value-type="float">
            <text:p>0.96307</text:p>
          </table:table-cell>
          <table:table-cell table:style-name="ce8" office:value-type="float" office:value="0.77644" calcext:value-type="float">
            <text:p>0.77644</text:p>
          </table:table-cell>
          <table:table-cell table:style-name="ce14"/>
          <table:table-cell table:style-name="ce24" office:value-type="float" office:value="0.775908" calcext:value-type="float">
            <text:p>0.775908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31305" calcext:value-type="float">
            <text:p>0.31305</text:p>
          </table:table-cell>
          <table:table-cell table:style-name="ce14"/>
          <table:table-cell table:style-name="ce11" office:value-type="float" office:value="0.311116" calcext:value-type="float">
            <text:p>0.311116</text:p>
          </table:table-cell>
          <table:table-cell table:style-name="ce8" office:value-type="float" office:value="0.9551" calcext:value-type="float">
            <text:p>0.9551</text:p>
          </table:table-cell>
          <table:table-cell table:style-name="ce14"/>
          <table:table-cell table:style-name="ce24" office:value-type="float" office:value="0.955152" calcext:value-type="float">
            <text:p>0.955152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58422" calcext:value-type="float">
            <text:p>0.0058422</text:p>
          </table:table-cell>
          <table:table-cell table:style-name="ce14"/>
          <table:table-cell table:style-name="ce11" office:value-type="float" office:value="0.005662" calcext:value-type="float">
            <text:p>0.005662</text:p>
          </table:table-cell>
          <table:table-cell table:style-name="ce8" office:value-type="float" office:value="0.88061" calcext:value-type="float">
            <text:p>0.88061</text:p>
          </table:table-cell>
          <table:table-cell table:style-name="ce14"/>
          <table:table-cell table:style-name="ce24" office:value-type="float" office:value="0.880788" calcext:value-type="float">
            <text:p>0.880788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9954" calcext:value-type="float">
            <text:p>0.99954</text:p>
          </table:table-cell>
          <table:table-cell table:style-name="ce14"/>
          <table:table-cell table:style-name="ce11" office:value-type="float" office:value="0.993853" calcext:value-type="float">
            <text:p>0.993853</text:p>
          </table:table-cell>
          <table:table-cell table:style-name="ce8" office:value-type="float" office:value="0.081161" calcext:value-type="float">
            <text:p>0.081161</text:p>
          </table:table-cell>
          <table:table-cell table:style-name="ce14"/>
          <table:table-cell table:style-name="ce26" office:value-type="float" office:value="0.522996" calcext:value-type="float">
            <text:p>0.522996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58361" calcext:value-type="float">
            <text:p>0.58361</text:p>
          </table:table-cell>
          <table:table-cell table:style-name="ce14"/>
          <table:table-cell table:style-name="ce11" office:value-type="float" office:value="0.582597" calcext:value-type="float">
            <text:p>0.582597</text:p>
          </table:table-cell>
          <table:table-cell table:style-name="ce8" office:value-type="float" office:value="0.94587" calcext:value-type="float">
            <text:p>0.94587</text:p>
          </table:table-cell>
          <table:table-cell table:style-name="ce14"/>
          <table:table-cell table:style-name="ce24" office:value-type="float" office:value="0.945936" calcext:value-type="float">
            <text:p>0.945936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13579" calcext:value-type="float">
            <text:p>0.013579</text:p>
          </table:table-cell>
          <table:table-cell table:style-name="ce14"/>
          <table:table-cell table:style-name="ce11" office:value-type="float" office:value="0.013227" calcext:value-type="float">
            <text:p>0.013227</text:p>
          </table:table-cell>
          <table:table-cell table:style-name="ce8" office:value-type="float" office:value="0.91935" calcext:value-type="float">
            <text:p>0.91935</text:p>
          </table:table-cell>
          <table:table-cell table:style-name="ce14"/>
          <table:table-cell table:style-name="ce24" office:value-type="float" office:value="0.91944" calcext:value-type="float">
            <text:p>0.91944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24" office:value-type="float" office:value="0" calcext:value-type="float">
            <text:p>0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97694" calcext:value-type="float">
            <text:p>0.97694</text:p>
          </table:table-cell>
          <table:table-cell table:style-name="ce14"/>
          <table:table-cell table:style-name="ce11" office:value-type="float" office:value="0.972678" calcext:value-type="float">
            <text:p>0.972678</text:p>
          </table:table-cell>
          <table:table-cell table:style-name="ce8" office:value-type="float" office:value="0.74484" calcext:value-type="float">
            <text:p>0.74484</text:p>
          </table:table-cell>
          <table:table-cell table:style-name="ce14"/>
          <table:table-cell table:style-name="ce26" office:value-type="float" office:value="0.768876" calcext:value-type="float">
            <text:p>0.768876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28872" calcext:value-type="float">
            <text:p>0.028872</text:p>
          </table:table-cell>
          <table:table-cell table:style-name="ce14"/>
          <table:table-cell table:style-name="ce11" office:value-type="float" office:value="0.029839" calcext:value-type="float">
            <text:p>0.029839</text:p>
          </table:table-cell>
          <table:table-cell table:style-name="ce8" office:value-type="float" office:value="0.93988" calcext:value-type="float">
            <text:p>0.93988</text:p>
          </table:table-cell>
          <table:table-cell table:style-name="ce14"/>
          <table:table-cell table:style-name="ce24" office:value-type="float" office:value="0.939888" calcext:value-type="float">
            <text:p>0.939888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5:10:15.228771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6-19T15:28:43.679765000</dc:date>
    <meta:editing-duration>PT5H11M31S</meta:editing-duration>
    <meta:editing-cycles>14</meta:editing-cycles>
    <meta:generator>LibreOffice/4.2.8.2$Linux_X86_64 LibreOffice_project/420m0$Build-2</meta:generator>
    <meta:document-statistic meta:table-count="1" meta:cell-count="233" meta:object-count="0"/>
  </office:meta>
</office:document-meta>
</file>